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0000001B09C43E37AE992D313.png" manifest:media-type="image/png"/>
  <manifest:file-entry manifest:full-path="Pictures/1000DB4900002FF500002CA6275798B02B7D8242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1.7cm" fo:min-width="0cm"/>
    </style:style>
    <style:style style:name="gr3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3cm" fo:min-width="1.28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3cm" fo:min-width="1.18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1.7cm" fo:min-width="0.05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0.3cm" fo:min-width="1.88cm"/>
    </style:style>
    <style:style style:name="gr8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0.5cm" fo:min-width="3.18cm"/>
    </style:style>
    <style:style style:name="gr10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4cm" fo:min-width="3.18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1.75cm" fo:min-width="0.23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3cm" fo:min-width="1.98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4cm" fo:min-width="1.98cm"/>
    </style:style>
    <style:style style:name="gr15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6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252cm" fo:min-width="0.002cm" fo:padding-top="0.14cm" fo:padding-bottom="0.14cm" fo:padding-left="0.265cm" fo:padding-right="0.265cm"/>
    </style:style>
    <style:style style:name="gr17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18" style:family="graphic" style:parent-style-name="objectwithoutfill">
      <style:graphic-properties svg:stroke-width="0.03cm" svg:stroke-color="#000000" draw:marker-start-width="0.25cm" draw:marker-end="Linienspitzen_20_1" draw:marker-end-width="0.15cm" draw:fill="none" draw:textarea-vertical-align="middle" fo:padding-top="0.14cm" fo:padding-bottom="0.14cm" fo:padding-left="0.265cm" fo:padding-right="0.265cm"/>
    </style:style>
    <style:style style:name="gr1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-color="#00000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276cm" svg:height="11.429cm" svg:x="1.545cm" svg:y="1.82cm">
          <draw:image xlink:href="Pictures/1000DB4900002FF500002CA6275798B02B7D8242.svg" xlink:type="simple" xlink:show="embed" xlink:actuate="onLoad" draw:mime-type="image/svg+xml">
            <text:p/>
          </draw:image>
          <draw:image xlink:href="Pictures/10000001000001D0000001B09C43E37AE992D313.png" xlink:type="simple" xlink:show="embed" xlink:actuate="onLoad" draw:mime-type="image/png"/>
        </draw:frame>
        <draw:custom-shape draw:style-name="gr2" draw:text-style-name="P2" draw:layer="layout" svg:width="0.45cm" svg:height="1.95cm" svg:x="6.97cm" svg:y="1.8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I_{\mathrm{C}}\,(\mathrm{mA})$§svg§600§TRUE§</svg:desc>
          <draw:g>
            <draw:path draw:style-name="gr3" draw:text-style-name="P3" draw:layer="layout" svg:width="0.194cm" svg:height="0.285cm" draw:transform="rotate (1.5707963267949) translate (7.31568253968254cm 2.66702395507123cm)" svg:viewBox="0 0 195 286" svg:d="M144 32c3-15 5-19 37-19 11 0 14 0 14-8 0-5-4-5-7-5-12 0-43 1-55 1s-43-1-56-1c-3 0-9 0-9 8 0 5 5 5 12 5 18 0 29 0 29 7 0 3 0 4 0 8-19 75-38 150-57 226-4 15-5 19-39 19-9 0-13 0-13 8 0 5 5 5 6 5 13 0 43-1 55-1 13 0 44 1 56 1 4 0 9 0 9-8 0-5-3-5-12-5-7 0-10 0-18 0-10-1-11-4-11-7 0-4 1-7 1-10 19-74 39-149 58-224z">
              <text:p/>
            </draw:path>
            <draw:path draw:style-name="gr3" draw:text-style-name="P3" draw:layer="layout" svg:width="0.197cm" svg:height="0.212cm" draw:transform="rotate (1.5707963267949) translate (7.45810476190476cm 2.4752300728076cm)" svg:viewBox="0 0 198 213" svg:d="M198 8c0-6 0-8-4-8-1 0-2 0-5 4-5 7-10 15-15 22-13-13-34-26-61-26-63 0-113 48-113 107s52 106 113 106c51 0 85-39 85-75 0-3 0-5-5-5-1 0-5 0-5 3-2 47-42 66-72 66-31 0-85-19-85-95 0-79 58-96 85-96 29 0 64 19 72 69 0 4 3 4 5 4 5 0 5-1 5-7 0-23 0-46 0-69z">
              <text:p/>
            </draw:path>
            <draw:path draw:style-name="gr3" draw:text-style-name="P3" draw:layer="layout" svg:width="0.096cm" svg:height="0.419cm" draw:transform="rotate (1.5707963267949) translate (7.28695873015873cm 2.12280881414819cm)" svg:viewBox="0 0 97 420" svg:d="M97 415c0-1 0-1-7-8-53-54-66-133-66-198 0-73 16-146 68-197 5-6 5-6 5-7 0-4-1-5-4-5-4 0-41 29-67 83-21 45-26 92-26 126s5 84 28 132c25 52 61 79 65 79 3 0 4-1 4-5z">
              <text:p/>
            </draw:path>
            <draw:path draw:style-name="gr3" draw:text-style-name="P3" draw:layer="layout" svg:width="0.327cm" svg:height="0.185cm" draw:transform="rotate (1.5707963267949) translate (7.41621587301587cm 1.9873543847995cm)" svg:viewBox="0 0 328 186" svg:d="M32 42c0 37 0 75 0 112 0 18-4 18-32 18 0 5 0 9 0 14 14 0 36-2 47-2 12 0 33 2 48 2 0-5 0-9 0-14-29 0-34 0-34-18 0-26 0-51 0-77 0-43 30-67 58-67 26 0 31 22 31 46 0 33 0 66 0 98 0 18-5 18-34 18 0 5 0 9 0 14 16 0 37-2 48-2s33 2 47 2c0-5 0-9 0-14-28 0-32 0-32-18 0-26 0-51 0-77 0-43 30-67 56-67s31 22 31 46c0 33 0 66 0 98 0 18-5 18-32 18 0 5 0 9 0 14 14 0 36-2 48-2 10 0 32 2 46 2 0-5 0-9 0-14-21 0-32 0-32-12 0-26 0-53 0-80 0-36 0-49-13-64-6-8-20-16-44-16-36 0-54 25-62 42-6-37-37-42-56-42-30 0-50 18-62 44 0-14 0-29 0-44-20 2-39 3-59 5 0 4 0 9 0 13 29 0 32 2 32 24z">
              <text:p/>
            </draw:path>
            <draw:path draw:style-name="gr3" draw:text-style-name="P3" draw:layer="layout" svg:width="0.288cm" svg:height="0.299cm" draw:transform="rotate (1.5707963267949) translate (7.30132063492064cm 1.63733054966839cm)" svg:viewBox="0 0 289 300" svg:d="M155 8c-3-4-3-8-10-8s-8 2-11 8c-29 84-57 168-86 252-8 21-25 27-48 27 0 5 0 9 0 13 10 0 28-1 43-1 13 0 35 1 48 1 0-4 0-8 0-13-20 0-31-9-31-21 0-2 0-5 1-6 7-19 13-37 19-55 35 0 70 0 105 0 7 21 14 43 21 64 1 1 1 4 1 6 0 12-22 12-34 12 0 5 0 9 0 13 15-1 44-1 61-1 18 0 37 0 55 1 0-4 0-8 0-13-3 0-6 0-9 0-25 0-31-2-34-17-31-87-61-174-91-262zM132 55c16 46 32 91 48 136-32 0-63 0-95 0 16-45 31-90 47-136z">
              <text:p/>
            </draw:path>
            <draw:path draw:style-name="gr3" draw:text-style-name="P3" draw:layer="layout" svg:width="0.097cm" svg:height="0.419cm" draw:transform="rotate (1.5707963267949) translate (7.28695873015873cm 1.31128094982022cm)" svg:viewBox="0 0 98 420" svg:d="M98 209c0-32-5-82-27-130-25-51-63-79-66-79s-5 2-5 5c0 1 0 1 8 9 41 41 65 108 65 195 0 72-15 146-67 199-6 6-6 6-6 7 0 3 2 5 5 5s42-29 67-82c21-46 26-93 26-129z">
              <text:p/>
            </draw:path>
          </draw:g>
        </draw:g>
        <draw:custom-shape draw:style-name="gr4" draw:text-style-name="P2" draw:layer="layout" svg:width="1.78cm" svg:height="0.55cm" svg:x="11.77cm" svg:y="8.2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U_{\mathrm{CE}}\,(\mathrm{V})$§svg§600§TRUE§</svg:desc>
          <draw:g>
            <draw:path draw:style-name="gr3" draw:text-style-name="P3" draw:layer="layout" svg:width="0.29cm" svg:height="0.295cm" svg:x="12.67cm" svg:y="7.859cm" svg:viewBox="0 0 291 296" svg:d="M239 44c4-18 12-30 45-31 2 0 7-1 7-8 0-1 0-5-5-5-14 0-28 1-43 1-14 0-30-1-44-1-2 0-7 0-7 8 0 5 3 5 7 5 24 0 29 9 29 18 0 1-1 7-1 8-13 51-26 101-39 151-14 55-62 92-104 92-29 0-52-18-52-55 2-10 0-14 5-32 14-54 27-108 41-163 4-15 5-19 36-19 11 0 14 0 14-8 0-5-5-5-6-5-12 0-43 1-54 1-13 0-42-1-55-1-2 0-7 0-7 8 0 5 4 5 11 5 1 0 9 0 17 0 7 1 10 1 10 7 0 3-4 21-7 30-3 13-5 25-8 37-5 16-24 96-27 103-2 12-2 18-2 25 0 51 38 81 83 81 52 0 104-48 118-103 13-50 25-99 38-149z">
              <text:p/>
            </draw:path>
            <draw:path draw:style-name="gr3" draw:text-style-name="P3" draw:layer="layout" svg:width="0.198cm" svg:height="0.212cm" svg:x="12.949cm" svg:y="8.001cm" svg:viewBox="0 0 199 213" svg:d="M199 8c0-6 0-8-5-8-1 0-2 0-5 4-5 7-10 15-15 22-12-13-33-26-61-26-61 0-113 48-113 107s52 106 113 106c52 0 86-39 86-75 0-3 0-5-5-5-2 0-5 0-5 3-2 47-43 66-72 66-31 0-85-19-85-95 0-79 57-96 84-96 30 0 65 19 72 69 1 4 4 4 5 4 6 0 6-1 6-7 0-23 0-46 0-69z">
              <text:p/>
            </draw:path>
            <draw:path draw:style-name="gr3" draw:text-style-name="P3" draw:layer="layout" svg:width="0.197cm" svg:height="0.199cm" svg:x="13.185cm" svg:y="8.008cm" svg:viewBox="0 0 198 200" svg:d="M198 122c-3 0-7 0-10 0-7 44-14 67-68 67-16 0-31 0-47 0-14 0-14-2-14-12 0-25 0-50 0-75 10 0 20 0 30 0 30 0 33 8 33 33 4 0 7 0 11 0 0-26 0-52 0-79-4 0-7 0-11 0 0 25-3 35-33 35-10 0-20 0-30 0 0-23 0-46 0-68 0-10 0-12 14-12 15 0 30 0 44 0 48 0 57 15 62 57 3 0 7 0 10 0-3-23-6-45-9-68-60 0-120 0-180 0 0 4 0 7 0 11 2 0 5 0 7 0 23 0 24 2 24 13 0 51 0 101 0 152 0 10-1 13-24 13-2 0-5 0-7 0 0 4 0 7 0 11 62 0 123 0 185 0 4-26 8-52 13-78z">
              <text:p/>
            </draw:path>
            <draw:path draw:style-name="gr3" draw:text-style-name="P3" draw:layer="layout" svg:width="0.097cm" svg:height="0.419cm" svg:x="13.528cm" svg:y="7.83cm" svg:viewBox="0 0 98 420" svg:d="M98 415c0-1 0-1-7-8-53-54-67-133-67-198 0-73 17-146 68-197 6-6 6-6 6-7 0-4-2-5-5-5s-41 29-67 83c-21 45-26 92-26 126s5 84 28 132c25 52 62 79 65 79s5-1 5-5z">
              <text:p/>
            </draw:path>
            <draw:path draw:style-name="gr3" draw:text-style-name="P3" draw:layer="layout" svg:width="0.297cm" svg:height="0.295cm" svg:x="13.659cm" svg:y="7.859cm" svg:viewBox="0 0 298 296" svg:d="M253 41c6-16 17-28 45-28 0-4 0-9 0-13-13 0-29 1-40 1-12 0-37-1-48-1 0 4 0 9 0 13 21 0 31 11 31 21 0 3-1 5-2 8-26 67-52 135-77 202-27-70-54-141-80-212-3-6-2-4-3-7 0-12 24-12 34-12 0-4 0-9 0-13-15 1-43 1-60 1-21 0-39-1-53-1 0 4 0 9 0 13 26 0 35 0 41 16 32 85 64 171 97 257 3 8 6 10 11 10 7 0 8-3 10-9 32-82 63-164 94-246z">
              <text:p/>
            </draw:path>
            <draw:path draw:style-name="gr3" draw:text-style-name="P3" draw:layer="layout" svg:width="0.097cm" svg:height="0.419cm" svg:x="13.99cm" svg:y="7.83cm" svg:viewBox="0 0 98 420" svg:d="M98 209c0-32-5-82-27-130-25-51-63-79-66-79s-5 2-5 5c0 1 0 1 8 9 41 41 65 108 65 195 0 72-15 146-67 199-6 6-6 6-6 7 0 3 2 5 5 5s42-29 67-82c21-46 26-93 26-129z">
              <text:p/>
            </draw:path>
          </draw:g>
        </draw:g>
        <draw:custom-shape draw:style-name="gr5" draw:text-style-name="P2" draw:layer="layout" svg:width="1.68cm" svg:height="0.55cm" svg:x="1.67cm" svg:y="8.1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I_{\mathrm{B}}\,(\mathrm{\mu A})$§svg§600§TRUE§</svg:desc>
          <draw:g>
            <draw:path draw:style-name="gr3" draw:text-style-name="P3" draw:layer="layout" svg:width="0.194cm" svg:height="0.285cm" svg:x="0.97cm" svg:y="7.859cm" svg:viewBox="0 0 195 286" svg:d="M144 32c3-15 5-19 37-19 11 0 14 0 14-8 0-5-4-5-7-5-12 0-43 1-55 1s-43-1-56-1c-3 0-9 0-9 8 0 5 5 5 12 5 18 0 29 0 29 7 0 3 0 4 0 8-19 75-38 150-57 226-4 15-5 19-39 19-9 0-13 0-13 8 0 5 5 5 6 5 13 0 43-1 55-1 13 0 44 1 56 1 4 0 9 0 9-8 0-5-3-5-12-5-7 0-10 0-18 0-10-1-11-4-11-7 0-4 1-7 1-10 19-74 39-149 58-224z">
              <text:p/>
            </draw:path>
            <draw:path draw:style-name="gr3" draw:text-style-name="P3" draw:layer="layout" svg:width="0.196cm" svg:height="0.2cm" svg:x="1.158cm" svg:y="8.007cm" svg:viewBox="0 0 197 201" svg:d="M0 0c0 4 0 7 0 11 2 0 5 0 7 0 23 0 24 2 24 13 0 51 0 102 0 153 0 10-1 13-24 13-2 0-5 0-7 0 0 4 0 7 0 11 42 0 84 0 126 0 41 0 71-26 71-54 0-26-26-48-62-51 29-5 53-23 53-46 0-26-31-50-72-50-38 0-77 0-116 0zM56 92c0-23 0-46 0-69 0-10 0-12 15-12 14 0 28 0 43 0 30 0 45 20 45 39 0 21-20 42-54 42-16 0-32 0-49 0zM71 190c-15 0-15-2-15-12 0-26 0-52 0-77 22 0 43 0 64 0 31 0 47 25 47 45 0 22-20 44-52 44-15 0-29 0-44 0z">
              <text:p/>
            </draw:path>
            <draw:path draw:style-name="gr3" draw:text-style-name="P3" draw:layer="layout" svg:width="0.096cm" svg:height="0.419cm" svg:x="1.509cm" svg:y="7.83cm" svg:viewBox="0 0 97 420" svg:d="M97 415c0-1 0-1-7-8-53-54-66-133-66-198 0-73 16-146 68-197 5-6 5-6 5-7 0-4-1-5-4-5-4 0-43 29-67 83-21 45-26 92-26 126s5 84 28 132c25 52 61 79 65 79 3 0 4-1 4-5z">
              <text:p/>
            </draw:path>
            <draw:path draw:style-name="gr3" draw:text-style-name="P3" draw:layer="layout" svg:width="0.227cm" svg:height="0.275cm" svg:x="1.644cm" svg:y="7.959cm" svg:viewBox="0 0 228 276" svg:d="M85 38c1-8 6-25 6-26 0-7-5-12-12-12-1 0-13 1-17 16-20 81-40 162-61 243-1 4-1 4-1 5 0 8 5 12 12 12 8 0 13-7 14-8 2-5 8-26 23-91 15 12 33 13 41 13 30 0 47-19 56-31 4 19 19 31 39 31 14 0 24-9 31-22 7-16 12-41 12-42 0-4-4-4-5-4-4 0-5 1-6 7-7 28-14 52-32 52-11 0-12-11-12-19 0-10 4-29 8-44s8-30 12-45c1-6 5-23 7-29 1-9 6-25 6-27 0-9-6-12-12-12-2 0-13 0-17 14-6 26-12 53-19 79-6 20-9 38-11 43-1 1-21 40-55 40-21 0-31-13-31-36 0-12 3-24 6-36 6-24 12-47 18-71z">
              <text:p/>
            </draw:path>
            <draw:path draw:style-name="gr3" draw:text-style-name="P3" draw:layer="layout" svg:width="0.288cm" svg:height="0.299cm" svg:x="1.898cm" svg:y="7.844cm" svg:viewBox="0 0 289 300" svg:d="M155 8c-3-4-3-8-10-8s-8 2-11 8c-29 84-57 168-86 252-8 21-25 27-48 27 0 5 0 9 0 13 10 0 28-1 43-1 13 0 35 1 48 1 0-4 0-8 0-13-20 0-31-9-31-21 0-2 0-5 1-6 7-19 13-37 19-55 35 0 70 0 105 0 7 21 14 43 21 64 1 1 1 4 1 6 0 12-22 12-34 12 0 5 0 9 0 13 15-1 44-1 61-1 18 0 37 0 55 1 0-4 0-8 0-13-3 0-6 0-9 0-25 0-31-2-34-17-31-87-61-174-91-262zM132 55c16 46 32 91 48 136-32 0-63 0-95 0 16-45 31-90 47-136z">
              <text:p/>
            </draw:path>
            <draw:path draw:style-name="gr3" draw:text-style-name="P3" draw:layer="layout" svg:width="0.097cm" svg:height="0.419cm" svg:x="2.224cm" svg:y="7.83cm" svg:viewBox="0 0 98 420" svg:d="M98 209c0-32-5-82-27-130-25-51-63-79-66-79s-5 2-5 5c0 1 0 1 8 9 41 41 65 108 65 195 0 72-15 146-67 199-6 6-6 6-6 7 0 3 2 5 5 5s42-29 67-82c21-46 26-93 26-129z">
              <text:p/>
            </draw:path>
          </draw:g>
        </draw:g>
        <draw:custom-shape draw:style-name="gr6" draw:text-style-name="P2" draw:layer="layout" svg:width="0.55cm" svg:height="1.95cm" svg:x="6.87cm" svg:y="11.2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U_{\mathrm{BE}}\,(\mathrm{V})$§svg§600§TRUE§</svg:desc>
          <draw:g>
            <draw:path draw:style-name="gr3" draw:text-style-name="P3" draw:layer="layout" svg:width="0.29cm" svg:height="0.295cm" draw:transform="rotate (1.5707963267949) translate (7.2945345104858cm 13.7460239333696cm)" svg:viewBox="0 0 291 296" svg:d="M239 44c3-16 12-30 45-31 2 0 7 0 7-8-2-2 0-5-6-5-13 0-29 1-43 1s-29-1-43-1c-2 0-7 0-7 8 0 5 3 5 7 5 24 1 29 10 29 19 0 2-1 8-1 9-13 50-26 99-39 149-14 57-62 93-104 93-29 0-52-18-52-54 0-2 0-15 5-33 14-54 27-109 41-164 4-14 5-19 35-19 10 0 14 0 14-8 0-5-5-5-6-5-11 0-42 1-54 1s-42-1-54-1c-3 0-8 0-8 8 0 5 5 5 12 5 1 0 9 0 17 1 7 2 10 2 10 8 0 2-4 19-7 28-3 13-6 25-9 37-4 17-24 96-26 105-2 12-2 18-2 23 0 52 37 81 82 81 53 0 105-47 119-103 13-50 25-99 38-149z">
              <text:p/>
            </draw:path>
            <draw:path draw:style-name="gr3" draw:text-style-name="P3" draw:layer="layout" svg:width="0.197cm" svg:height="0.199cm" draw:transform="rotate (1.5707963267949) translate (7.44417858921297cm 13.4703314596545cm)" svg:viewBox="0 0 198 200" svg:d="M0 0c0 3 0 6 0 10 2 0 5 0 7 0 23 0 24 3 24 14 0 51 0 101 0 152 0 10-1 13-24 13-2 0-5 0-7 0 0 4 0 7 0 11 42 0 84 0 126 0 41 0 72-26 72-54 0-25-27-47-63-50 29-6 53-24 53-47 0-26-31-49-72-49-38 0-77 0-116 0zM56 92c0-23 0-47 0-70 0-10 2-12 15-12 15 0 29 0 44 0 29 0 44 21 44 39 0 22-20 43-54 43-16 0-32 0-49 0zM71 189c-13 0-15-2-15-11 0-26 0-52 0-79 22 0 43 0 64 0 31 0 47 27 47 47 0 22-20 43-52 43-15 0-29 0-44 0z">
              <text:p/>
            </draw:path>
            <draw:path draw:style-name="gr3" draw:text-style-name="P3" draw:layer="layout" svg:width="0.197cm" svg:height="0.198cm" draw:transform="rotate (1.5707963267949) translate (7.44537574184279cm 13.235393525532cm)" svg:viewBox="0 0 198 199" svg:d="M198 122c-3 0-7 0-10 0-8 44-15 66-69 66-16 0-31 0-47 0-13 0-14-2-14-11 0-25 0-51 0-76 10 0 20 0 30 0 29 0 34 8 34 34 3 0 7 0 10 0 0-26 0-53 0-80-3 0-7 0-10 0 0 26-5 35-34 35-10 0-20 0-30 0 0-23 0-46 0-68 0-10 1-12 14-12 15 0 29 0 44 0 48 0 57 16 63 57 3 0 6 0 9 0-3-22-5-45-8-67-60 0-120 0-180 0 0 3 0 6 0 10 2 0 5 0 7 0 23 0 23 3 23 13 0 50 0 101 0 152 0 9 0 13-23 13-2 0-5 0-7 0 0 4 0 7 0 11 62 0 123 0 185 0 4-26 8-51 13-77z">
              <text:p/>
            </draw:path>
            <draw:path draw:style-name="gr3" draw:text-style-name="P3" draw:layer="layout" svg:width="0.097cm" svg:height="0.418cm" draw:transform="rotate (1.5707963267949) translate (7.267cm 12.893774590711cm)" svg:viewBox="0 0 98 419" svg:d="M98 414c0-1 0-1-7-8-53-53-66-132-66-196 0-74 16-147 67-199 6-5 6-5 6-7 0-3-1-4-5-4-3 0-41 29-65 81-22 47-28 94-28 129 0 32 5 83 29 130 25 51 61 79 64 79 4 0 5-1 5-5z">
              <text:p/>
            </draw:path>
            <draw:path draw:style-name="gr3" draw:text-style-name="P3" draw:layer="layout" svg:width="0.299cm" svg:height="0.295cm" draw:transform="rotate (1.5707963267949) translate (7.2945345104858cm 12.7631203314286cm)" svg:viewBox="0 0 300 296" svg:d="M253 42c6-16 18-28 47-29 0-4 0-9 0-13-14 1-30 1-42 1s-36 0-48-1c0 4 0 9 0 13 23 1 31 12 31 22 0 3-1 6-2 8-26 68-52 135-77 202-27-70-54-141-80-211-3-6-3-8-3-9 0-12 24-12 35-12 0-4 0-9 0-13-16 1-44 1-61 1-19 0-37 0-53-1 0 4 0 9 0 13 28 0 35 0 41 17 33 86 65 172 98 257 2 7 5 9 11 9 7 0 7-3 9-7 32-83 63-165 94-247z">
              <text:p/>
            </draw:path>
            <draw:path draw:style-name="gr3" draw:text-style-name="P3" draw:layer="layout" svg:width="0.096cm" svg:height="0.418cm" draw:transform="rotate (1.5707963267949) translate (7.267cm 12.4310907000412cm)" svg:viewBox="0 0 97 419" svg:d="M97 210c0-33-5-84-27-131-26-51-62-79-66-79-3 0-4 1-4 4 0 2 0 2 7 10 42 41 66 108 66 196 0 71-15 144-68 198-5 5-5 5-5 6 0 4 1 5 4 5 4 0 42-29 67-81 21-47 26-94 26-128z">
              <text:p/>
            </draw:path>
          </draw:g>
        </draw:g>
        <draw:custom-shape draw:style-name="gr7" draw:text-style-name="P2" draw:layer="layout" svg:width="2.38cm" svg:height="0.55cm" svg:x="3.07cm" svg:y="11.2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2cm" svg:height="0.725cm" svg:x="2.3cm" svg:y="12.2cm">
          <draw:text-box>
            <text:p><text:span text:style-name="T1">Eingangskennlinie</text:span></text:p>
          </draw:text-box>
        </draw:frame>
        <draw:custom-shape draw:style-name="gr9" draw:text-style-name="P2" draw:layer="layout" svg:width="3.68cm" svg:height="0.75cm" svg:x="3.07cm" svg:y="1.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68cm" svg:height="0.75cm" svg:x="8.67cm" svg:y="1.95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4.2cm" svg:height="1.199cm" svg:x="2.3cm" svg:y="1.701cm">
          <draw:text-box>
            <text:p><text:span text:style-name="T1">Übertragungs-kennlinie</text:span></text:p>
          </draw:text-box>
        </draw:frame>
        <draw:frame draw:style-name="gr8" draw:text-style-name="P4" draw:layer="layout" svg:width="4.2cm" svg:height="0.725cm" svg:x="8.8cm" svg:y="1.702cm">
          <draw:text-box>
            <text:p><text:span text:style-name="T1">Ausgangskennlinie</text:span></text:p>
          </draw:text-box>
        </draw:frame>
        <draw:frame draw:style-name="gr10" draw:text-style-name="P4" draw:layer="layout" svg:width="4.2cm" svg:height="1.199cm" svg:x="8.5cm" svg:y="12.201cm">
          <draw:text-box>
            <text:p><text:span text:style-name="T1">Rückwirkungs-kennlinie</text:span></text:p>
          </draw:text-box>
        </draw:frame>
        <draw:custom-shape draw:style-name="gr11" draw:text-style-name="P2" draw:layer="layout" svg:width="3.68cm" svg:height="0.65cm" svg:x="8.67cm" svg:y="11.1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73cm" svg:height="2cm" svg:x="12.77cm" svg:y="4.2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I_{\mathrm{B}}\,(\mathrm{\mu A})$§svg§600§TRUE§</svg:desc>
          <draw:g>
            <draw:path draw:style-name="gr3" draw:text-style-name="P3" draw:layer="layout" svg:width="0.194cm" svg:height="0.285cm" draw:transform="rotate (1.5707963267949) translate (13.0646825396825cm 5.81602569933752cm)" svg:viewBox="0 0 195 286" svg:d="M144 32c3-15 5-19 37-19 11 0 14 0 14-8 0-5-4-5-7-5-12 0-43 1-55 1s-43-1-56-1c-3 0-9 0-9 8 0 5 5 5 12 5 18 0 29 0 29 7 0 3 0 4 0 8-19 75-38 150-57 226-4 15-5 19-39 19-9 0-13 0-13 8 0 5 5 5 6 5 13 0 43-1 55-1 13 0 44 1 56 1 4 0 9 0 9-8 0-5-3-5-12-5-7 0-10 0-18 0-10-1-11-4-11-7 0-4 1-7 1-10 19-74 39-149 58-224z">
              <text:p/>
            </draw:path>
            <draw:path draw:style-name="gr3" draw:text-style-name="P3" draw:layer="layout" svg:width="0.196cm" svg:height="0.2cm" draw:transform="rotate (1.5707963267949) translate (13.2130888888889cm 5.62784281433597cm)" svg:viewBox="0 0 197 201" svg:d="M0 0c0 4 0 7 0 11 2 0 5 0 7 0 23 0 24 2 24 13 0 51 0 102 0 153 0 10-1 13-24 13-2 0-5 0-7 0 0 4 0 7 0 11 42 0 84 0 126 0 41 0 71-26 71-54 0-26-26-48-62-51 29-5 53-23 53-46 0-26-31-50-72-50-38 0-77 0-116 0zM56 92c0-23 0-46 0-69 0-10 0-12 15-12 14 0 28 0 43 0 30 0 45 20 45 39 0 21-20 42-54 42-16 0-32 0-49 0zM71 190c-15 0-15-2-15-12 0-26 0-52 0-77 22 0 43 0 64 0 31 0 47 25 47 45 0 22-20 44-52 44-15 0-29 0-44 0z">
              <text:p/>
            </draw:path>
            <draw:path draw:style-name="gr3" draw:text-style-name="P3" draw:layer="layout" svg:width="0.096cm" svg:height="0.419cm" draw:transform="rotate (1.5707963267949) translate (13.0359587301587cm 5.27664800347321cm)" svg:viewBox="0 0 97 420" svg:d="M97 415c0-1 0-1-7-8-53-54-66-133-66-198 0-73 16-146 68-197 5-6 5-6 5-7 0-4-1-5-4-5-4 0-43 29-67 83-21 45-26 92-26 126s5 84 28 132c25 52 61 79 65 79 3 0 4-1 4-5z">
              <text:p/>
            </draw:path>
            <draw:path draw:style-name="gr3" draw:text-style-name="P3" draw:layer="layout" svg:width="0.227cm" svg:height="0.275cm" draw:transform="rotate (1.5707963267949) translate (13.1652158730159cm 5.1424028880581cm)" svg:viewBox="0 0 228 276" svg:d="M85 38c1-8 6-25 6-26 0-7-5-12-12-12-1 0-13 1-17 16-20 81-40 162-61 243-1 4-1 4-1 5 0 8 5 12 12 12 8 0 13-7 14-8 2-5 8-26 23-91 15 12 33 13 41 13 30 0 47-19 56-31 4 19 19 31 39 31 14 0 24-9 31-22 7-16 12-41 12-42 0-4-4-4-5-4-4 0-5 1-6 7-7 28-14 52-32 52-11 0-12-11-12-19 0-10 4-29 8-44s8-30 12-45c1-6 5-23 7-29 1-9 6-25 6-27 0-9-6-12-12-12-2 0-13 0-17 14-6 26-12 53-19 79-6 20-9 38-11 43-1 1-21 40-55 40-21 0-31-13-31-36 0-12 3-24 6-36 6-24 12-47 18-71z">
              <text:p/>
            </draw:path>
            <draw:path draw:style-name="gr3" draw:text-style-name="P3" draw:layer="layout" svg:width="0.288cm" svg:height="0.299cm" draw:transform="rotate (1.5707963267949) translate (13.0503206349206cm 4.88829606245091cm)" svg:viewBox="0 0 289 300" svg:d="M155 8c-3-4-3-8-10-8s-8 2-11 8c-29 84-57 168-86 252-8 21-25 27-48 27 0 5 0 9 0 13 10 0 28-1 43-1 13 0 35 1 48 1 0-4 0-8 0-13-20 0-31-9-31-21 0-2 0-5 1-6 7-19 13-37 19-55 35 0 70 0 105 0 7 21 14 43 21 64 1 1 1 4 1 6 0 12-22 12-34 12 0 5 0 9 0 13 15-1 44-1 61-1 18 0 37 0 55 1 0-4 0-8 0-13-3 0-6 0-9 0-25 0-31-2-34-17-31-87-61-174-91-262zM132 55c16 46 32 91 48 136-32 0-63 0-95 0 16-45 31-90 47-136z">
              <text:p/>
            </draw:path>
            <draw:path draw:style-name="gr3" draw:text-style-name="P3" draw:layer="layout" svg:width="0.097cm" svg:height="0.419cm" draw:transform="rotate (1.5707963267949) translate (13.0359587301587cm 4.56227221072849cm)" svg:viewBox="0 0 98 420" svg:d="M98 209c0-32-5-82-27-130-25-51-63-79-66-79s-5 2-5 5c0 1 0 1 8 9 41 41 65 108 65 195 0 72-15 146-67 199-6 6-6 6-6 7 0 3 2 5 5 5s42-29 67-82c21-46 26-93 26-129z">
              <text:p/>
            </draw:path>
          </draw:g>
        </draw:g>
        <draw:custom-shape draw:style-name="gr12" draw:text-style-name="P2" draw:layer="layout" svg:width="0.73cm" svg:height="2cm" svg:x="12.77cm" svg:y="9.1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I_{\mathrm{B}}\,(\mathrm{\mu A})$§svg§600§TRUE§</svg:desc>
          <draw:g>
            <draw:path draw:style-name="gr3" draw:text-style-name="P3" draw:layer="layout" svg:width="0.194cm" svg:height="0.285cm" draw:transform="rotate (1.5707963267949) translate (13.0646825396825cm 10.7160256993375cm)" svg:viewBox="0 0 195 286" svg:d="M144 32c3-15 5-19 37-19 11 0 14 0 14-8 0-5-4-5-7-5-12 0-43 1-55 1s-43-1-56-1c-3 0-9 0-9 8 0 5 5 5 12 5 18 0 29 0 29 7 0 3 0 4 0 8-19 75-38 150-57 226-4 15-5 19-39 19-9 0-13 0-13 8 0 5 5 5 6 5 13 0 43-1 55-1 13 0 44 1 56 1 4 0 9 0 9-8 0-5-3-5-12-5-7 0-10 0-18 0-10-1-11-4-11-7 0-4 1-7 1-10 19-74 39-149 58-224z">
              <text:p/>
            </draw:path>
            <draw:path draw:style-name="gr3" draw:text-style-name="P3" draw:layer="layout" svg:width="0.196cm" svg:height="0.2cm" draw:transform="rotate (1.5707963267949) translate (13.2130888888889cm 10.527842814336cm)" svg:viewBox="0 0 197 201" svg:d="M0 0c0 4 0 7 0 11 2 0 5 0 7 0 23 0 24 2 24 13 0 51 0 102 0 153 0 10-1 13-24 13-2 0-5 0-7 0 0 4 0 7 0 11 42 0 84 0 126 0 41 0 71-26 71-54 0-26-26-48-62-51 29-5 53-23 53-46 0-26-31-50-72-50-38 0-77 0-116 0zM56 92c0-23 0-46 0-69 0-10 0-12 15-12 14 0 28 0 43 0 30 0 45 20 45 39 0 21-20 42-54 42-16 0-32 0-49 0zM71 190c-15 0-15-2-15-12 0-26 0-52 0-77 22 0 43 0 64 0 31 0 47 25 47 45 0 22-20 44-52 44-15 0-29 0-44 0z">
              <text:p/>
            </draw:path>
            <draw:path draw:style-name="gr3" draw:text-style-name="P3" draw:layer="layout" svg:width="0.096cm" svg:height="0.419cm" draw:transform="rotate (1.5707963267949) translate (13.0359587301587cm 10.1766480034732cm)" svg:viewBox="0 0 97 420" svg:d="M97 415c0-1 0-1-7-8-53-54-66-133-66-198 0-73 16-146 68-197 5-6 5-6 5-7 0-4-1-5-4-5-4 0-43 29-67 83-21 45-26 92-26 126s5 84 28 132c25 52 61 79 65 79 3 0 4-1 4-5z">
              <text:p/>
            </draw:path>
            <draw:path draw:style-name="gr3" draw:text-style-name="P3" draw:layer="layout" svg:width="0.227cm" svg:height="0.275cm" draw:transform="rotate (1.5707963267949) translate (13.1652158730159cm 10.0424028880581cm)" svg:viewBox="0 0 228 276" svg:d="M85 38c1-8 6-25 6-26 0-7-5-12-12-12-1 0-13 1-17 16-20 81-40 162-61 243-1 4-1 4-1 5 0 8 5 12 12 12 8 0 13-7 14-8 2-5 8-26 23-91 15 12 33 13 41 13 30 0 47-19 56-31 4 19 19 31 39 31 14 0 24-9 31-22 7-16 12-41 12-42 0-4-4-4-5-4-4 0-5 1-6 7-7 28-14 52-32 52-11 0-12-11-12-19 0-10 4-29 8-44s8-30 12-45c1-6 5-23 7-29 1-9 6-25 6-27 0-9-6-12-12-12-2 0-13 0-17 14-6 26-12 53-19 79-6 20-9 38-11 43-1 1-21 40-55 40-21 0-31-13-31-36 0-12 3-24 6-36 6-24 12-47 18-71z">
              <text:p/>
            </draw:path>
            <draw:path draw:style-name="gr3" draw:text-style-name="P3" draw:layer="layout" svg:width="0.288cm" svg:height="0.299cm" draw:transform="rotate (1.5707963267949) translate (13.0503206349206cm 9.78829606245091cm)" svg:viewBox="0 0 289 300" svg:d="M155 8c-3-4-3-8-10-8s-8 2-11 8c-29 84-57 168-86 252-8 21-25 27-48 27 0 5 0 9 0 13 10 0 28-1 43-1 13 0 35 1 48 1 0-4 0-8 0-13-20 0-31-9-31-21 0-2 0-5 1-6 7-19 13-37 19-55 35 0 70 0 105 0 7 21 14 43 21 64 1 1 1 4 1 6 0 12-22 12-34 12 0 5 0 9 0 13 15-1 44-1 61-1 18 0 37 0 55 1 0-4 0-8 0-13-3 0-6 0-9 0-25 0-31-2-34-17-31-87-61-174-91-262zM132 55c16 46 32 91 48 136-32 0-63 0-95 0 16-45 31-90 47-136z">
              <text:p/>
            </draw:path>
            <draw:path draw:style-name="gr3" draw:text-style-name="P3" draw:layer="layout" svg:width="0.097cm" svg:height="0.419cm" draw:transform="rotate (1.5707963267949) translate (13.0359587301587cm 9.46227221072849cm)" svg:viewBox="0 0 98 420" svg:d="M98 209c0-32-5-82-27-130-25-51-63-79-66-79s-5 2-5 5c0 1 0 1 8 9 41 41 65 108 65 195 0 72-15 146-67 199-6 6-6 6-6 7 0 3 2 5 5 5s42-29 67-82c21-46 26-93 26-129z">
              <text:p/>
            </draw:path>
          </draw:g>
        </draw:g>
        <draw:custom-shape draw:style-name="gr13" draw:text-style-name="P2" draw:layer="layout" svg:width="2.48cm" svg:height="0.55cm" svg:x="2.57cm" svg:y="9.6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48cm" svg:height="0.65cm" svg:x="2.57cm" svg:y="3.9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U_{\mathrm{CE}}\,(\mathrm{V})=5\,\mathrm{V}$§svg§600§TRUE§</svg:desc>
          <draw:g>
            <draw:path draw:style-name="gr3" draw:text-style-name="P3" draw:layer="layout" svg:width="0.29cm" svg:height="0.295cm" svg:x="2.57cm" svg:y="4.159cm" svg:viewBox="0 0 291 296" svg:d="M239 44c4-18 12-30 45-31 3 0 7-1 7-8 0-1 0-5-4-5-15 0-29 1-44 1-14 0-30-1-44-1-2 0-7 0-7 8 0 5 5 5 7 5 24 0 29 9 29 18 0 1 0 7-1 8-13 51-25 101-38 151-14 55-63 92-105 92-29 0-52-18-52-55 2-10 0-14 5-32 14-54 27-108 41-163 4-15 5-19 36-19 11 0 14 0 14-8 0-5-4-5-6-5-12 0-42 1-54 1s-42-1-55-1c-2 0-7 0-7 8 0 5 4 5 12 5 5 0 8 0 16 0 7 1 10 1 10 7 0 3-4 21-7 30-3 13-5 25-8 37-5 16-24 96-27 103-2 12-2 18-2 25 0 51 38 81 83 81 53 0 104-48 118-103 13-50 25-99 38-149z">
              <text:p/>
            </draw:path>
            <draw:path draw:style-name="gr3" draw:text-style-name="P3" draw:layer="layout" svg:width="0.198cm" svg:height="0.212cm" svg:x="2.849cm" svg:y="4.301cm" svg:viewBox="0 0 199 213" svg:d="M199 8c0-6 0-8-4-8-1 0-3 0-4 4-6 7-12 15-17 22-12-13-32-26-60-26-62 0-114 48-114 107s53 106 114 106c52 0 85-39 85-75 0-3 0-5-5-5-2 0-5 0-5 3-2 47-43 66-71 66-32 0-86-19-86-95 0-79 57-96 86-96 28 0 63 19 70 69 1 4 4 4 6 4 5 0 5-1 5-7 0-23 0-46 0-69z">
              <text:p/>
            </draw:path>
            <draw:path draw:style-name="gr3" draw:text-style-name="P3" draw:layer="layout" svg:width="0.198cm" svg:height="0.199cm" svg:x="3.086cm" svg:y="4.308cm" svg:viewBox="0 0 199 200" svg:d="M199 122c-4 0-7 0-11 0-7 44-14 67-68 67-16 0-31 0-47 0-14 0-14-2-14-12 0-25 0-50 0-75 10 0 20 0 30 0 30 0 35 8 35 33 3 0 6 0 9 0 0-26 0-52 0-79-3 0-6 0-9 0 0 25-5 35-35 35-10 0-20 0-30 0 0-23 0-46 0-68 0-10 0-12 14-12 15 0 30 0 45 0 48 0 56 15 62 57 3 0 6 0 9 0-2-23-5-45-8-68-60 0-121 0-181 0 0 4 0 7 0 11 2 0 5 0 7 0 23 0 24 2 24 13 0 51 0 101 0 152 0 10-1 13-24 13-2 0-5 0-7 0 0 4 0 7 0 11 62 0 124 0 186 0 4-26 9-52 13-78z">
              <text:p/>
            </draw:path>
            <draw:path draw:style-name="gr3" draw:text-style-name="P3" draw:layer="layout" svg:width="0.097cm" svg:height="0.419cm" svg:x="3.429cm" svg:y="4.13cm" svg:viewBox="0 0 98 420" svg:d="M98 415c0-1 0-1-7-8-53-54-66-133-66-196 0-75 16-148 67-199 6-6 6-6 6-7 0-4-1-5-4-5-4 0-42 29-66 83-22 45-28 92-28 128 0 32 5 82 29 130 25 52 61 79 65 79 3 0 4-1 4-5z">
              <text:p/>
            </draw:path>
            <draw:path draw:style-name="gr3" draw:text-style-name="P3" draw:layer="layout" svg:width="0.299cm" svg:height="0.295cm" svg:x="3.559cm" svg:y="4.159cm" svg:viewBox="0 0 300 296" svg:d="M254 41c5-16 17-28 46-28 0-4 0-9 0-13-13 0-30 1-41 1-13 0-37-1-48-1 0 4 0 9 0 13 22 0 30 11 30 21 0 3-1 5-1 8-26 67-52 135-78 202-27-70-54-141-80-212-3-6-2-4-3-7 0-12 24-12 35-12 0-4 0-9 0-13-16 1-44 1-60 1-20 0-38-1-54-1 0 4 0 9 0 13 28 0 36 0 41 16 33 85 65 171 98 257 3 8 5 10 11 10 7 0 7-3 10-9 31-82 63-164 94-246z">
              <text:p/>
            </draw:path>
            <draw:path draw:style-name="gr3" draw:text-style-name="P3" draw:layer="layout" svg:width="0.096cm" svg:height="0.419cm" svg:x="3.892cm" svg:y="4.13cm" svg:viewBox="0 0 97 420" svg:d="M97 211c0-34-3-84-27-132-26-51-62-79-66-79-3 0-4 2-4 5 0 1 0 1 8 9 41 41 65 108 65 197 0 70-15 144-68 197-5 6-5 6-5 7 0 3 1 5 4 5 4 0 43-29 67-82 21-46 26-93 26-127z">
              <text:p/>
            </draw:path>
            <draw:path draw:style-name="gr3" draw:text-style-name="P3" draw:layer="layout" svg:width="0.278cm" svg:height="0.098cm" svg:x="4.172cm" svg:y="4.29cm" svg:viewBox="0 0 279 99" svg:d="M266 18c6 0 13-1 13-10s-7-8-13-8c-84 0-168 0-253 0-6 0-13-1-13 8s7 10 14 10c84 0 168 0 252 0zM266 99c6 0 13 1 13-8s-7-10-13-10c-84 0-168 0-252 0-7 0-14 1-14 10s7 8 13 8c85 0 169 0 253 0z">
              <text:p/>
            </draw:path>
            <draw:path draw:style-name="gr3" draw:text-style-name="P3" draw:layer="layout" svg:width="0.167cm" svg:height="0.287cm" svg:x="4.615cm" svg:y="4.166cm" svg:viewBox="0 0 168 288" svg:d="M168 195c0-50-35-92-80-92-21 0-39 7-54 21 0-27 0-55 0-82 8 3 22 6 36 6 51 0 81-38 81-43 0-4-1-5-3-5s-2 0-4 1c-8 4-29 12-58 12-16 0-36-3-56-12-4-1-4-1-5-1-3 0-3 4-3 10 0 41 0 83 0 124 0 8 0 11 4 11s5-1 6-4c5-6 21-28 54-28 23 0 33 19 36 26 8 15 9 32 9 52 0 15 0 41-11 58-10 17-25 27-46 27-30 0-54-22-61-46 1 0 3 0 7 0 14 0 21-10 21-21 0-10-7-20-21-20-6 0-20 4-20 23 0 36 29 76 76 76 49 0 92-40 92-93z">
              <text:p/>
            </draw:path>
            <draw:path draw:style-name="gr3" draw:text-style-name="P3" draw:layer="layout" svg:width="0.299cm" svg:height="0.295cm" svg:x="4.882cm" svg:y="4.159cm" svg:viewBox="0 0 300 296" svg:d="M253 41c6-16 18-28 47-28 0-4 0-9 0-13-13 0-30 1-41 1-13 0-37-1-48-1 0 4 0 9 0 13 22 0 30 11 30 21 0 3-1 5-1 8-26 67-52 135-78 202-27-70-54-141-80-212-3-6-2-4-3-7 0-12 24-12 35-12 0-4 0-9 0-13-16 1-44 1-60 1-20 0-38-1-54-1 0 4 0 9 0 13 28 0 35 0 41 16 33 85 65 171 98 257 3 8 5 10 11 10 7 0 7-3 10-9 31-82 62-164 93-246z">
              <text:p/>
            </draw:path>
          </draw:g>
        </draw:g>
        <draw:g>
          <svg:title>TexMaths</svg:title>
          <svg:desc>12§latex§$U_{\mathrm{CE}}\,(\mathrm{V})=5\,\mathrm{V}$§svg§600§TRUE§</svg:desc>
          <draw:g>
            <draw:path draw:style-name="gr3" draw:text-style-name="P3" draw:layer="layout" svg:width="0.29cm" svg:height="0.295cm" svg:x="2.57cm" svg:y="9.859cm" svg:viewBox="0 0 291 296" svg:d="M239 44c4-18 12-30 45-31 3 0 7-1 7-8 0-1 0-5-4-5-15 0-29 1-44 1-14 0-30-1-44-1-2 0-7 0-7 8 0 5 5 5 7 5 24 0 29 9 29 18 0 1 0 7-1 8-13 51-25 101-38 151-14 55-63 92-105 92-29 0-52-18-52-55 2-10 0-14 5-32 14-54 27-108 41-163 4-15 5-19 36-19 11 0 14 0 14-8 0-5-4-5-6-5-12 0-42 1-54 1s-42-1-55-1c-2 0-7 0-7 8 0 5 4 5 12 5 5 0 8 0 16 0 7 1 10 1 10 7 0 3-4 21-7 30-3 13-5 25-8 37-5 16-24 96-27 103-2 12-2 18-2 25 0 51 38 81 83 81 53 0 104-48 118-103 13-50 25-99 38-149z">
              <text:p/>
            </draw:path>
            <draw:path draw:style-name="gr3" draw:text-style-name="P3" draw:layer="layout" svg:width="0.198cm" svg:height="0.212cm" svg:x="2.849cm" svg:y="10.001cm" svg:viewBox="0 0 199 213" svg:d="M199 8c0-6 0-8-4-8-1 0-3 0-4 4-6 7-12 15-17 22-12-13-32-26-60-26-62 0-114 48-114 107s53 106 114 106c52 0 85-39 85-75 0-3 0-5-5-5-2 0-5 0-5 3-2 47-43 66-71 66-32 0-86-19-86-95 0-79 57-96 86-96 28 0 63 19 70 69 1 4 4 4 6 4 5 0 5-1 5-7 0-23 0-46 0-69z">
              <text:p/>
            </draw:path>
            <draw:path draw:style-name="gr3" draw:text-style-name="P3" draw:layer="layout" svg:width="0.198cm" svg:height="0.199cm" svg:x="3.086cm" svg:y="10.008cm" svg:viewBox="0 0 199 200" svg:d="M199 122c-4 0-7 0-11 0-7 44-14 67-68 67-16 0-31 0-47 0-14 0-14-2-14-12 0-25 0-50 0-75 10 0 20 0 30 0 30 0 35 8 35 33 3 0 6 0 9 0 0-26 0-52 0-79-3 0-6 0-9 0 0 25-5 35-35 35-10 0-20 0-30 0 0-23 0-46 0-68 0-10 0-12 14-12 15 0 30 0 45 0 48 0 56 15 62 57 3 0 6 0 9 0-2-23-5-45-8-68-60 0-121 0-181 0 0 4 0 7 0 11 2 0 5 0 7 0 23 0 24 2 24 13 0 51 0 101 0 152 0 10-1 13-24 13-2 0-5 0-7 0 0 4 0 7 0 11 62 0 124 0 186 0 4-26 9-52 13-78z">
              <text:p/>
            </draw:path>
            <draw:path draw:style-name="gr3" draw:text-style-name="P3" draw:layer="layout" svg:width="0.097cm" svg:height="0.419cm" svg:x="3.429cm" svg:y="9.83cm" svg:viewBox="0 0 98 420" svg:d="M98 415c0-1 0-1-7-8-53-54-66-133-66-196 0-75 16-148 67-199 6-6 6-6 6-7 0-4-1-5-4-5-4 0-42 29-66 83-22 45-28 92-28 128 0 32 5 82 29 130 25 52 61 79 65 79 3 0 4-1 4-5z">
              <text:p/>
            </draw:path>
            <draw:path draw:style-name="gr3" draw:text-style-name="P3" draw:layer="layout" svg:width="0.299cm" svg:height="0.295cm" svg:x="3.559cm" svg:y="9.859cm" svg:viewBox="0 0 300 296" svg:d="M254 41c5-16 17-28 46-28 0-4 0-9 0-13-13 0-30 1-41 1-13 0-37-1-48-1 0 4 0 9 0 13 22 0 30 11 30 21 0 3-1 5-1 8-26 67-52 135-78 202-27-70-54-141-80-212-3-6-2-4-3-7 0-12 24-12 35-12 0-4 0-9 0-13-16 1-44 1-60 1-20 0-38-1-54-1 0 4 0 9 0 13 28 0 36 0 41 16 33 85 65 171 98 257 3 8 5 10 11 10 7 0 7-3 10-9 31-82 63-164 94-246z">
              <text:p/>
            </draw:path>
            <draw:path draw:style-name="gr3" draw:text-style-name="P3" draw:layer="layout" svg:width="0.096cm" svg:height="0.419cm" svg:x="3.892cm" svg:y="9.83cm" svg:viewBox="0 0 97 420" svg:d="M97 211c0-34-3-84-27-132-26-51-62-79-66-79-3 0-4 2-4 5 0 1 0 1 8 9 41 41 65 108 65 197 0 70-15 144-68 197-5 6-5 6-5 7 0 3 1 5 4 5 4 0 43-29 67-82 21-46 26-93 26-127z">
              <text:p/>
            </draw:path>
            <draw:path draw:style-name="gr3" draw:text-style-name="P3" draw:layer="layout" svg:width="0.278cm" svg:height="0.098cm" svg:x="4.172cm" svg:y="9.99cm" svg:viewBox="0 0 279 99" svg:d="M266 18c6 0 13-1 13-10s-7-8-13-8c-84 0-168 0-253 0-6 0-13-1-13 8s7 10 14 10c84 0 168 0 252 0zM266 99c6 0 13 1 13-8s-7-10-13-10c-84 0-168 0-252 0-7 0-14 1-14 10s7 8 13 8c85 0 169 0 253 0z">
              <text:p/>
            </draw:path>
            <draw:path draw:style-name="gr3" draw:text-style-name="P3" draw:layer="layout" svg:width="0.167cm" svg:height="0.287cm" svg:x="4.615cm" svg:y="9.866cm" svg:viewBox="0 0 168 288" svg:d="M168 195c0-50-35-92-80-92-21 0-39 7-54 21 0-27 0-55 0-82 8 3 22 6 36 6 51 0 81-38 81-43 0-4-1-5-3-5s-2 0-4 1c-8 4-29 12-58 12-16 0-36-3-56-12-4-1-4-1-5-1-3 0-3 4-3 10 0 41 0 83 0 124 0 8 0 11 4 11s5-1 6-4c5-6 21-28 54-28 23 0 33 19 36 26 8 15 9 32 9 52 0 15 0 41-11 58-10 17-25 27-46 27-30 0-54-22-61-46 1 0 3 0 7 0 14 0 21-10 21-21 0-10-7-20-21-20-6 0-20 4-20 23 0 36 29 76 76 76 49 0 92-40 92-93z">
              <text:p/>
            </draw:path>
            <draw:path draw:style-name="gr3" draw:text-style-name="P3" draw:layer="layout" svg:width="0.299cm" svg:height="0.295cm" svg:x="4.882cm" svg:y="9.859cm" svg:viewBox="0 0 300 296" svg:d="M253 41c6-16 18-28 47-28 0-4 0-9 0-13-13 0-30 1-41 1-13 0-37-1-48-1 0 4 0 9 0 13 22 0 30 11 30 21 0 3-1 5-1 8-26 67-52 135-78 202-27-70-54-141-80-212-3-6-2-4-3-7 0-12 24-12 35-12 0-4 0-9 0-13-16 1-44 1-60 1-20 0-38-1-54-1 0 4 0 9 0 13 28 0 35 0 41 16 33 85 65 171 98 257 3 8 5 10 11 10 7 0 7-3 10-9 31-82 62-164 93-246z">
              <text:p/>
            </draw:path>
          </draw:g>
        </draw:g>
        <draw:frame draw:style-name="gr15" draw:text-style-name="P5" draw:layer="layout" svg:width="3.25cm" svg:height="0.645cm" svg:x="11.8cm" svg:y="14.302cm">
          <draw:text-box>
            <text:p><text:span text:style-name="T2">Quelle: Wikipedia</text:span></text:p>
          </draw:text-box>
        </draw:frame>
        <draw:g>
          <draw:custom-shape draw:style-name="gr16" draw:text-style-name="P2" draw:layer="layout" svg:width="0.75cm" svg:height="0.75cm" svg:x="12.85cm" svg:y="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4" draw:layer="layout" svg:width="0.6cm" svg:height="0.725cm" svg:x="12.9cm" svg:y="1.703cm">
            <draw:text-box>
              <text:p><text:span text:style-name="T1">I</text:span></text:p>
            </draw:text-box>
          </draw:frame>
        </draw:g>
        <draw:g>
          <draw:custom-shape draw:style-name="gr16" draw:text-style-name="P2" draw:layer="layout" svg:width="0.75cm" svg:height="0.75cm" svg:x="1.451cm" svg:y="1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4" draw:layer="layout" svg:width="0.749cm" svg:height="0.725cm" svg:x="1.46cm" svg:y="1.704cm">
            <draw:text-box>
              <text:p><text:span text:style-name="T1">II</text:span></text:p>
            </draw:text-box>
          </draw:frame>
        </draw:g>
        <draw:g>
          <draw:custom-shape draw:style-name="gr16" draw:text-style-name="P2" draw:layer="layout" svg:width="0.75cm" svg:height="0.75cm" svg:x="1.448cm" svg:y="12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4" draw:layer="layout" svg:width="1.043cm" svg:height="0.725cm" svg:x="1.42cm" svg:y="12.205cm">
            <draw:text-box>
              <text:p><text:span text:style-name="T1">III</text:span></text:p>
            </draw:text-box>
          </draw:frame>
        </draw:g>
        <draw:g>
          <draw:custom-shape draw:style-name="gr16" draw:text-style-name="P2" draw:layer="layout" svg:width="0.75cm" svg:height="0.75cm" svg:x="12.745cm" svg:y="12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4" draw:layer="layout" svg:width="0.996cm" svg:height="0.725cm" svg:x="12.7cm" svg:y="12.206cm">
            <draw:text-box>
              <text:p><text:span text:style-name="T1">IV</text:span></text:p>
            </draw:text-box>
          </draw:frame>
        </draw:g>
        <draw:line draw:style-name="gr17" draw:text-style-name="P1" draw:layer="layout" svg:x1="8.42cm" svg:y1="6.95cm" svg:x2="7.07cm" svg:y2="6.95cm">
          <text:p/>
        </draw:line>
        <draw:line draw:style-name="gr17" draw:text-style-name="P1" draw:layer="layout" svg:x1="7.06cm" svg:y1="6.94cm" svg:x2="7.06cm" svg:y2="9.99cm">
          <text:p/>
        </draw:line>
        <draw:line draw:style-name="gr18" draw:text-style-name="P1" draw:layer="layout" svg:x1="7.07cm" svg:y1="10cm" svg:x2="7.52cm" svg:y2="10cm">
          <text:p/>
        </draw:line>
        <draw:custom-shape draw:style-name="gr19" draw:text-style-name="P6" draw:layer="layout" svg:width="0.15cm" svg:height="0.15cm" svg:x="8.33cm" svg:y="6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8-08T15:24:44.808322421</dc:date>
    <meta:editing-duration>PT18H14M30S</meta:editing-duration>
    <meta:editing-cycles>51</meta:editing-cycles>
    <meta:generator>LibreOffice/7.3.7.2$Linux_X86_64 LibreOffice_project/30$Build-2</meta:generator>
    <meta:document-statistic meta:object-count="104"/>
  </office:meta>
</office:document-meta>
</file>